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2.17   |   <text:a xlink:type="simple" xlink:href="http://palinfo.habago.org/Entry?Command=Information_PrintForum#FORUM40407"><text:span text:style-name="T1">#</text:span></text:a></text:p>
      <text:p text:style-name="P2">一種宿命或一種妄想？</text:p>
      <text:p text:style-name="P2"/>
      <text:p text:style-name="P2">陳真</text:p>
      <text:p text:style-name="P2"/>
      <text:p text:style-name="P2">連我算在內，世界上應該有五十億的人口，但是，這個可憐的小地球，地底下，卻埋了一億一千萬個地雷。等於說，每五十個人就可以「享用」一個。如果一家以五口計，那麼，每十個家庭，院子裏，就埋有一個地雷。</text:p>
      <text:p text:style-name="P2"/>
      <text:p text:style-name="P2">於是，1993年，有人在倫敦召開了第一屆國際禁絕地雷會議，由許多民間團體結盟，成立了一個「國際禁絕地雷運動組織」（International Campaign to Ban Landmines），簡稱ICBL，1997年，得了諾貝爾和平獎。</text:p>
      <text:p text:style-name="P2"/>
      <text:p text:style-name="P2">據我所知，ICBL目前已經有上百個團體加盟。我隸屬於其中一個加盟團體，叫做「醫師人權組織」PHR（Physicians for Human Rights），是大五那年加入，迄今13年。這些年來，非刻意地經由各種管道，我看過無數的有關地雷的報導和斷手缺腳的受害者圖文；其中許多是小孩子，手腳就這麼不見了! 剩下的肢體，往往焦黑一團。</text:p>
      <text:p text:style-name="P2"/>
      <text:p text:style-name="P2">我的周遭沒有埋地雷，但它卻成功地在我的心頭，埋下抹不去的陰影。</text:p>
      <text:p text:style-name="P2"/>
      <text:p text:style-name="P2">反地雷，當然只是反對整個「軍火貿易」的一小環節。成立歷史最久、最著名的運動團體之一，就是CAAT（Campaign Against Arms Trade），成立於1974年。網址是www.caat.org.uk，有興趣者歡迎加入，會費只要台幣六百塊。</text:p>
      <text:p text:style-name="P2"/>
      <text:p text:style-name="P2">這麼多的地雷，當然不是那麼「公平」而且平均地分散世界各地，當然，更不會是埋在紐約或華盛頓或東京，而是主要集中在第三世界國家。它每年炸死或炸傷約兩萬兩千人，百分之九十以上是平民百姓，其中許多是兒童。</text:p>
      <text:p text:style-name="P2"/>
      <text:p text:style-name="P2">ICBL的運動，在人權教育意義上，算是相當成功，比如說，截至去年八月，已經有一百三十七個國家，簽署了「禁用地雷條約」，其中，至少有一百個國家已經完成國內相關立法，切實禁用地雷。</text:p>
      <text:p text:style-name="P2"/>
      <text:p text:style-name="P2">可是，卻有三個窮兵瀆武的國家，抵制這項條約，拒絕簽署。它們同時也是地雷的最大生產輸出國，也就是俄羅斯、中國和美國。這三個武力強國若不配合，實際上，禁雷效果便相當有限。比如說，一九九四年，全世界一共拆除了十萬個地雷，但同樣在這一年內，卻又另外埋下了兩百萬個，等於說，拆一個埋二十個。</text:p>
      <text:p text:style-name="P2"/>
      <text:p text:style-name="P2">其中，尤以美國之抵制禁雷運動之態勢最為強烈。美國甚至曾經在國際會議中，當大家一討論到地雷時，就立刻退席「抗議」，並且公開揚言，要美國簽署這項條約，除非等研發出更「適合」（suitable）的武器時再說。</text:p>
      <text:p text:style-name="P2"/>
      <text:p text:style-name="P2">地雷基本上分兩種，一種炸坦克車，一種炸人。最遭人詬病的是後者，因為它最不長眼睛，絕大多數是平民遭殃。這種惡名昭彰的地雷叫做「殺傷人員地雷」（antipersonnel landmine），簡稱APL。</text:p>
      <text:p text:style-name="P2"/>
      <text:p text:style-name="P2">埋地雷是相當容易的，而且造價很「便宜」，約美金三元到三十元，可是，拆除卻相當難，而且，所需費用，卻貴上製造成本的幾十倍甚至上百倍，每拆一個，約需美金三百到一千元。以當前這種拆除速度，即使這幾個喜歡賣武器讓別人去打仗的國家突然良心發現，從此不再製造和安裝地雷，人類也得花上一千一百年的時間，才有可能完全清除；所需費用約台幣一萬多億。</text:p>
      <text:p text:style-name="P2"/>
      <text:p text:style-name="P2">一萬億是多少，實在很難想像，一千一百年又是多久，也很難想像，耶穌救世人也不過才兩千年。</text:p>
      <text:p text:style-name="P2"/>
      <text:p text:style-name="P2">如果是以「拆一個埋二十個」的「速度」來看的話，那麼，不用多久，地球上，特別是整天被東西方強國上下其手的第三世界貧窮國家，大概就會連院子也佈滿地雷了。</text:p>
      <text:p text:style-name="P2"/>
      <text:p text:style-name="P2">據聯合國統計，全世界有十億以上的饑餓人口，所謂饑餓，就是吃不飽或沒得吃，缺乏的當然是糧食，先進國家如果真的那麼重視人道或人權，應該送給他們糧食，而不是強迫推銷或免費贈送他們滿地的地雷。</text:p>
      <text:p text:style-name="P2"/>
      <text:p text:style-name="P2">西方強權的對外政策之「好話說盡壞事做絕」，我們早已見怪不怪，讓我有點訝異的是，小不點的台灣，似乎也存心充當這種「拳頭就是真理」的鴨霸國際政治下的一個跑龍套的小不點。</text:p>
      <text:p text:style-name="P2"/>
      <text:p text:style-name="P2">最近無意中看到立委蔡明憲的質詢文件，要求台灣官方至少能停用惡名昭彰的「殺傷人員地雷」APL，（按: 質詢稿中說APL每年平均造成兩千人死傷，這是錯的，應該是兩萬兩千人，而且九成是平民。）</text:p>
      <text:p text:style-name="P2"/>
      <text:p text:style-name="P2">行政院卻這麼答覆﹕</text:p>
      <text:p text:style-name="P2"/>
      <text:p text:style-name="P2">「就共同維護世界和平之觀點，我國理應配合全面清除APL地雷及儲存；惟中共目前對我仍存有敵意，並未宣布放棄武力犯臺，雙方亦未簽訂和平或停戰之協議，戰爭之可能性仍不能排除。基於ＡＰＬ地雷在戰場上具有戰術防禦嚇阻效果，如全面撤除現有已部署之ＡＰＬ地雷，並不符合我國當前國防之需要。」</text:p>
      <text:p text:style-name="P2"/>
      <text:p text:style-name="P2">如此荒謬的官方說法，如果翻譯成英文，對外發佈，在國際上，恐怕會讓許多人權組織和民間團體大吃一驚！我真懷疑，當台灣官方做此正式回應時，有沒有用點頭腦？要打官腔，也應該用好一點的說詞，不是嗎？難道是請工讀生寫的回覆？！所謂「政府」，就是這樣粗糙的一回事嗎？</text:p>
      <text:p text:style-name="P2"/>
      <text:p text:style-name="P2">當然，跟西方強權比，這種說詞都還算文明。比如說，美國昨天莫名其妙又空襲伊拉克，剛上任不久的布希，卻對著媒體大言不慚地說:「我們的意圖是要儘可能地確保世界和平！」前一天的英國報紙上，也剛好有一則小得不能再小的「新聞」，說英國政府對民間人權或反戰團體之譴責軍火貿易充耳不聞。</text:p>
      <text:p text:style-name="P2"/>
      <text:p text:style-name="P2">努力要「維護世界和平」的英美，當然一直都是世界上軍火貿易最發達的國家之一。根據一項最新的統計，英國每年約販售兩千五百億台幣的武器；而且，這些武器大部份是賣給各獨裁政權。比如說，1998年這一年內，英國政府做軍火生意的對象，包括了世界上四十個被評估為最殘暴政權的其中三十個。這些武器，當然不是被獨裁者拿去打獵，而是拿去鎮壓異己或人民或對付異族。</text:p>
      <text:p text:style-name="P2"/>
      <text:p text:style-name="P2">這五十年來，全世界有數千萬人，直接死於戰爭，其中百分之九十五是手無寸鐵的平民百姓；越是脆弱的，比如婦孺老幼，越容易在戰火中成為受害者。而這無數的戰役之殺人武器，大部份就是來自這些「一心要維護世界和平」的西方強權。許多證據也顯示，先進武器的取得和促銷，往往促使糾紛或零星衝突更容易轉化為大規模的戰爭。</text:p>
      <text:p text:style-name="P2"/>
      <text:p text:style-name="P2">上面提到的那份質詢稿的日期是去年（2000年11月），也就是說，民進黨已經執政半年了，連我這幾年在國外，也都知道台灣的什麼「人權外交」口號喊得跟真的一樣。可是，一百三十七個國家都做得到的一件事，台灣卻做不到這件事裏頭最簡單的一部份，也就是，拆除APL。難道這樣也算一種「人權外交」？</text:p>
      <text:p text:style-name="P2"/>
      <text:p text:style-name="P2">如果有人有興趣，應該去翻翻黨外雜誌和以前的報紙，看看當初的理想是長什麼樣，看看哪些人曾經發了哪些誓。做不到理想的百分之三十、五十，我們可以推給「現實之無奈」，可是，如果做不到理想的百分之零點三、零點五，或甚至「忘記」了曾經熱血沸騰地提到過哪些「理想」，那就只能用可恥來形容了！</text:p>
      <text:p text:style-name="P2"/>
      <text:p text:style-name="P2">民進黨，我略知它一二。它有許多派系，入黨要先入派系，就像大學聯考填志願一樣，五花八門。可是，內行人來簡單區分，大概可以分成兩種科系，一個是真小人，一個是偽君子。真小人那一派，我比較不熟，偽君子這一派，我比較熟，它籠統叫做「新潮流」。人都是好人，但好人集結成一個團體時，卻不一定都能做好事。它過去很有理想，國內關心漁農工，關心原住民，國外關心第三世界的反抗強權、反種族歧視、反經濟剝削。可是，現在它關心些什麼「新」的「潮流」呢？</text:p>
      <text:p text:style-name="P2"/>
      <text:p text:style-name="P2">這不是百年前的「歷史」，它不過是「不久之前」的事而已。時光果然流逝，如飛而去；但是，逝去的，似乎不只是時間而已。</text:p>
      <text:p text:style-name="P2"/>
      <text:p text:style-name="P2">當然，我不是要感嘆「權力使人腐化」的陳腔濫調，事實上，人不必等到有權力就會腐化了。以民進黨來說，國民黨的壞與爛，還有哪一樣沒學到？而且，早在它建黨沒幾年，就學得「綠」出於「藍」了。說他「權力使人腐化」，實在是太抬舉了民進黨，彷彿他是最近一兩天才一時誤入歧途似的，彷彿他還有可能改邪歸正似的。</text:p>
      <text:p text:style-name="P2"/>
      <text:p text:style-name="P2">問題不在腐化，因為，不管是偽君子或真小人，其實都是玩不長久的；問題在於，那些重要的東西，像「人權」、像「公平」、像「人道」，難道永遠只能被拿來當遮羞布或當奪權武器，卻從不當真！？我們該怎麼樣才能讓這些「忘了我是誰」的「公僕」們乖乖聽話？或者應該說，什麼樣的人民，才會有品質比較好的社會？</text:p>
      <text:p text:style-name="P2"/>
      <text:p text:style-name="P2">最近反核團體又在講什麼反扁擁扁，還成立什麼「國策顧問團」要來參加遊行，甚至還說要讓他們來「領軍」，聽了實在讓人很洩氣。他們憑什麼？這些「顧問」顧而不問，亂顧亂問，顧得亂七八糟，既不被譴責，也不引疚辭職，反而又要請他們組團來「領導」我們反核？</text:p>
      <text:p text:style-name="P2"/>
      <text:p text:style-name="P2">而且，老是反這個擁那個，反李擁李，反連擁連，反扁擁扁，反宋擁宋，不會累嗎？人就是人，誰有什麼能耐或資格要我們去反他或擁他？！為什麼台灣社會老是要這樣抬舉政客？他們不是「公僕」嗎？</text:p>
      <text:p text:style-name="P2"/>
      <text:p text:style-name="P2">如果我們真的相信自己是主人，那麼，對一個僕人不爽，就請他走路或教訓幾句，有什麼反不反或擁不擁的？有哪個主人會去反或擁他的僕人？有哪個主人會跟僕人索取簽名，或以合照為榮，甚至成為「迷」的？聽說還有什麼「扁帽」等偶像式產品；愚弄年輕一代，莫此為甚！</text:p>
      <text:p text:style-name="P2"/>
      <text:p text:style-name="P2">台灣社會，似乎極度缺乏自信，總是陷在一種「選賢與能」的可怕妄想裏，對「聖君賢相」充滿好萊塢式的幻想和期待，卻從不期待自己。我們以為選出好人，就會有好日子過，「向上提昇」了！選出壞人，我們就慘了，「向下沉淪」了！有這麼恐怖嗎？這些政客是超人嗎？我們有必要這麼眼巴巴地「期望」他們嗎？</text:p>
      <text:p text:style-name="P2"/>
      <text:p text:style-name="P2">一個正常人，活在這種低智商、不斷搞流行、製造各種「明星」、「救星」的社會裏，實在需要一個很強壯的心臟才行。</text:p>
      <text:p text:style-name="P2"/>
      <text:p text:style-name="P2">即使人在國外，我的e-mail信箱，也還是得不斷接受這種「向下沉淪」的「恐嚇」，實在煩死了！句型公式通常是這樣﹕「未來一戰或未來幾年是『關鍵』，如果我們此刻不慎選錯人，台灣就要沉了，我們就要淪為海上難民了。」這些可能都是跟老K學的，比如「南海血書」、「一個小市民的心聲」等等，三十五歲以上的，應該不陌生。</text:p>
      <text:p text:style-name="P2"/>
      <text:p text:style-name="P2">不信等著看，年底選舉一到，一定又是:「『只有』投票給民進黨，『才能』廢核四！，這是『關鍵』的一刻，請投我一票！」，就像以前每次都說﹕「請選我當國大，進去廢國大」一樣。事實是，不但不廢，而且照領鉅額乾薪，伺機再更上一層樓選立委縣市長等等。更變態的是，台灣人卻仍然永遠死忠地崇拜任何一個有權勢的人！</text:p>
      <text:p text:style-name="P2"/>
      <text:p text:style-name="P2">沒有一次選舉，民進黨不是說「這次是『關鍵』一戰」，不知道究竟是要「關鍵」到什麼時候，我們才會有好日子過？！其實，哪有什麼「關鍵」？聽起來，彷彿主人的用途就只是在投票的一剎那似的；一投完，主人就瞬間報廢，沒用了。就好像一個人如果想學好英文，那麼，每天都是「關鍵」，不會有特定哪幾天才是「關鍵」。如果有人做這種「呼籲」，那我們應該是懷疑他是不是頭殼壞去了，而不是爭相走告、互相告誡關鍵關鍵關鍵。</text:p>
      <text:p text:style-name="P2"/>
      <text:p text:style-name="P2">沒有什麼「關鍵」，每個人應該「隨時」有主人的威嚴和自信，貫徹主人的意志。而不是像小男生小女生崇拜明星一樣，總是圍繞在政客身邊，關心政客的生活起居、一顰一笑。</text:p>
      <text:p text:style-name="P2"/>
      <text:p text:style-name="P2">「關鍵」式的「恐嚇」猶不足，通常還有「溫情」。故事通常是﹕哪個「菁英」做了什麼驚天動地的決定，說了什麼偉大的話。比如說，李遠哲教授的什麼「向上提昇」、「向下沉淪」的，這差不多是我小學三年級的作文能力和思考水平，卻在台灣傳頌不休，引起一番「熱血」沸騰，實在非常怪異。這類奇怪的戲碼，究竟何時方休？！</text:p>
      <text:p text:style-name="P2"/>
      <text:p text:style-name="P2">我們若真的是主人，怎麼會如此窩囊無能呢？只能憑著一張薄薄的選票，像拋繡球一樣，就此決定自己未來的幾年？我們有這麼卑微嗎？老是只能玩這種「猜猜誰英明？」的恐怖遊戲，一猜錯就完了？永遠只能在這樣一個固定的戲碼裏，老是循環不斷地又歌又泣的？老是走了個撒尿的，又來個拉屎的，一蟹不如一蟹。</text:p>
      <text:p text:style-name="P2"/>
      <text:p text:style-name="P2">這是一種宿命嗎?</text:p>
      <text:p text:style-name="P2"/>
      <text:p text:style-name="P2">17 Feb.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